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eneva" svg:font-family="Genev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fo:font-style="italic" fo:font-weight="bold" style:font-name-asian="Geneva" style:font-size-asian="12pt" style:font-style-asian="italic" style:font-weight-asian="bold" style:font-name-complex="Geneva" style:font-size-complex="12pt" style:font-style-complex="italic" style:font-weight-complex="bold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fo:font-weight="normal" style:font-name-asian="Geneva" style:font-size-asian="12pt" style:font-weight-asian="normal" style:font-name-complex="Geneva" style:font-size-complex="12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style:text-underline-style="solid" style:text-underline-width="auto" style:text-underline-color="font-color" fo:font-weight="bold" style:font-name-asian="Geneva" style:font-size-asian="12pt" style:font-weight-asian="bold" style:font-name-complex="Geneva" style:font-size-complex="12pt" style:font-weight-complex="bold"/>
    </style:style>
    <style:style style:name="P6" style:family="paragraph" style:parent-style-name="Standard" style:master-pag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rles E Webb </text:p>
      <text:p text:style-name="P2">KC1ENN </text:p>
      <text:p text:style-name="P2">kc1enn@yahoo.com </text:p>
      <text:p text:style-name="P2"/>
      <text:p text:style-name="P2">Title: Using Python to generate Feld Hell and RTTY audio on Windows 10</text:p>
      <text:p text:style-name="P2"/>
      <text:p text:style-name="P2">Article Introduction: </text:p>
      <text:p text:style-name="P2"/>
      <text:p text:style-name="P2">This article is about generating Feld Hell and RTTY audio using python on a Windows 10 computer, but you can also use a Raspberry Pi using it's built in sound device. <text:s/>For ease and consistancy I am using the the cross platform Thonny Python IDE and the standard python library pysine which generates audio tones.</text:p>
      <text:p text:style-name="P2"/>
      <text:p text:style-name="P2">I created this code as a stepping stone to teach myself Python which is used exclusively by GnuRadio to control my HackRF. <text:s/>Here I am using the python laguage to generate the single tone necessary for Hell and the two tones necessary for standard 5N2 RTTY at 45.45 baud. <text:s/>As said, I use the python pysine library to generate the tones. <text:s/>I was amazed to discover that 45.45 baud is .022 seconds, amazed because that is the shortest time period that the pysine library will work with!</text:p>
      <text:p text:style-name="P2"/>
      <text:p text:style-name="P2">I wrote my first project article which was puplished in 2017 for QST about porting morse code to a HopeRF rfm69hcw controlled by an arduino. <text:s/>Since then I have been sitting on this and three other articles for a couple of years. <text:s/>This particular project article has been reduced in content scope from an erlier draft. <text:s/>If this topic generates any interest I will publish additional instructions for porting to familiar devices such as the rfm69hcw, si5351, ADF4351 and AD9850. <text:s/>I would also like to write a part two using this same code to create a custom block and working flowgraphs <text:s/>for use with GunRadio Companion paired with a HackRF. <text:s/>I do have this working.</text:p>
      <text:p text:style-name="P2"/>
      <text:p text:style-name="P2">By choice I use both FlDigi on windows , in this case using a microphone to capture and decode the audio, or as an alternative the android phone applications Hell and DroidRTTY to decode those respective digital modes.</text:p>
      <text:p text:style-name="P2"/>
      <text:p text:style-name="P2">Please pardon this simplistic refresher. <text:s/>Hell is just on/off keying requiring only one audio tone or none at all, Ritty is just FSK, Frequency Shift Keying, shifting the frequency between two closely spaced audio tones. <text:s/>With all <text:s/>modes, timing is necessary. <text:s/>As a ham noob, noob title that I still claim as I must confess I once and still stumble, struggled to understand the concepts.</text:p>
      <text:p text:style-name="P3"/>
      <text:p text:style-name="P2">I use Thonny the cross platform, open source, Python IDE (integrated development environment) which can be downloaded from <text:a xlink:type="simple" xlink:href="https://thonny.org/" text:style-name="Internet_20_link" text:visited-style-name="Visited_20_Internet_20_Link">https://thonny.org/</text:a>. <text:s/>I find it easy to use. <text:s/>You will need the add the pysine library to generates the tone the process which is identical for both windows and for the Raspberry Pi.</text:p>
      <text:p text:style-name="P2"/>
      <text:p text:style-name="P2">Before we see the working program let us see it fail and fix it. My code can be found on git hub at this link: <text:s/><text:span text:style-name="T2">https://github.com/SnkMtn000/Win10-Python-Thonny</text:span></text:p>
      <text:p text:style-name="P2"/>
      <text:p text:style-name="P2">I suggest you copy/paste my python program code into a new file in Thonny directly from the source on github for Feld Hell called, "Win10_FeldHell.py" . <text:s/>On executing it initially you will generate an error "No module named 'pysine'. <text:s/>Installing the pysine library module is not that straight forward on windows. <text:s/>Refer to the article images. <text:s/>That process was for me, just a little frustrating my first time due to other library dependencies but I'll walk you <text:soft-page-break/>through that process. <text:s/>No such issues were encountered when installing pysine on the Raspberry Pi.</text:p>
      <text:p text:style-name="P2"/>
      <text:p text:style-name="P2">Open the Thonny Python IDE and under tools select Manage Plugins. <text:s/>If you type in pysine and press search it will indeed find it. <text:s/>Attempting to install it will fail. <text:s/>My solution is as follows. <text:s/>In the searchbox type in 'pipwin' and press the search button. <text:s/>In the search results click on pipwin then install. <text:s/>Close the Manage Plugin and this time go to Tools and select 'Open System Shell' and at the command prompt type in "pipwin install pyaudio" and hit enter. <text:s/>Next go back to Tools, Manage Plugins to search and install "pysine". <text:s/>After that hit the run button and you sould hear the default test message from your speaker. <text:s/>Be sure and turn down your audio as it comes out full volume!</text:p>
      <text:p text:style-name="P2"/>
      <text:p text:style-name="P2">Now <text:s/>select a new file in Thonny and do same for the first RTTY exampe, "Win10_Rtty.py".</text:p>
      <text:p text:style-name="P2"/>
      <text:p text:style-name="P1">As for the code, it is commented for clarity with the test message at the top of the code. <text:s/>First we import the library pysine. <text:s/>Feld Hell is simply OOK, on again off again keyed. <text:s/>Any fixed frequency tone will do. <text:s/></text:p>
      <text:p text:style-name="P1"/>
      <text:p text:style-name="P1">Next I define a translation table for each character to it's Feld Hell or RTTY baudot bit stream. <text:s/>I took a bruit force approach to generating both tables.</text:p>
      <text:p text:style-name="P1"/>
      <text:p text:style-name="P1">In the case of Feld Hell, the bit time is the amount of time the tone is on and off. <text:s text:c="3"/>Commented out are times I used to experimentally adjust the slope which may be necessary to make the output readable. <text:s/>Also I have a suggest timing that worked for Slow Hell.</text:p>
      <text:p text:style-name="P1"/>
      <text:p text:style-name="P1">For RTTY, each 5 bit stream, the lead character is a space, 0 and ended with two marks or '11'. <text:s/>We define the mark and space audio frequencies. <text:s/>Traditionally the frequencies are 2295/2125 Hz. <text:s/>I defined the frequencies at 1675/1500, a 174 Hz shift so as to fall well within the range of both FLDIGI and DroidRTTY. <text:s/>Needless to say that everthing can be tweeked to the endusers needs.</text:p>
      <text:p text:style-name="P1"/>
      <text:p text:style-name="P1">The first two examples could be made to loop for use as a beacon. <text:s/>I will leave that up to the reader to do, but as a bonus I have also made available two more programs that use the Tkinter widget library to open a dialog box. <text:s/>The second set of programs, <text:s/>"Win10_hell_Tk.py" and 'Win10_Rtty_Tk.py' uses the Tkinter library as an interface wrapper. <text:s/>It has a text box where you type your message and a transmit button to execute the message.</text:p>
      <text:p text:style-name="P1"/>
      <text:p text:style-name="P1"><text:span text:style-name="T2">My python programs and some others can be found on my github account (</text:span><text:span text:style-name="T2">https://github.com/SnkMtn000/Win10-Python-Thonny)</text:span><text:span text:style-name="T1">. <text:s/></text:span></text:p>
      <text:p text:style-name="P4"/>
      <text:p text:style-name="P5">73</text:p>
      <text:p text:style-name="P5">KC1ENN</text:p>
      <text:p text:style-name="P5">Charles Webb</text:p>
      <text:p text:style-name="P5"/>
      <text:p text:style-name="P5"/>
      <text:p text:style-name="P5"/>
      <text:p text:style-name="P5">attached images (caption):</text:p>
      <text:p text:style-name="P5"/>
      <text:p text:style-name="P5">Screenshot-android-Hell.png <text:s text:c="4"/>"Screenshot of android phone app Hell"</text:p>
      <text:p text:style-name="P5"/>
      <text:p text:style-name="P5"><text:soft-page-break/>Screenshot-android-DroidRtty.png <text:s text:c="4"/>"Screenshot of android phone app DroidRtty"</text:p>
      <text:p text:style-name="P5"/>
      <text:p text:style-name="P5">Thonny-IDE.png <text:s text:c="4"/>"The Thonny IDE, Integrated Development Environment"</text:p>
      <text:p text:style-name="P5">Win10-pyaudio.png <text:s text:c="4"/>"</text:p>
      <text:p text:style-name="P5"/>
      <text:p text:style-name="P5">Thonny-plug-in.png <text:s/>"Install the pysine library"</text:p>
      <text:p text:style-name="P5">Win10-pysine-library.png <text:s/></text:p>
      <text:p text:style-name="P5"/>
      <text:p text:style-name="P5">Win10-pyaudio.png <text:s text:c="4"/>In windows opens a command shell, just type in <text:s/>pipwin install pyaudio"</text:p>
      <text:p text:style-name="P5"/>
      <text:p text:style-name="P5">Thonny-IDE-dialog-box.png <text:s text:c="4"/>Tk dialog box for inputting text to transmit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eneva" svg:font-family="Genev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7H22M30S</meta:editing-duration>
    <meta:editing-cycles>146</meta:editing-cycles>
    <meta:generator>OpenOffice/4.1.5$Win32 OpenOffice.org_project/415m1$Build-9789</meta:generator>
    <dc:date>2023-03-19T16:51:10.76</dc:date>
    <meta:print-date>2023-01-16T17:00:46.29</meta:print-date>
    <dc:creator>Charles Webb</dc:creator>
    <meta:printed-by>Charles Webb</meta:printed-by>
    <meta:document-statistic meta:table-count="0" meta:image-count="0" meta:object-count="0" meta:page-count="3" meta:paragraph-count="33" meta:word-count="1031" meta:character-count="6113"/>
    <meta:user-defined meta:name="Info 1"/>
    <meta:user-defined meta:name="Info 2"/>
    <meta:user-defined meta:name="Info 3"/>
    <meta:user-defined meta:name="Info 4"/>
  </office:meta>
</office:document-meta>
</file>